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7417in" style:rel-column-width="63799*"/>
    </style:style>
    <style:style style:name="Table1.B" style:family="table-column">
      <style:table-column-properties style:column-width="0.1833in" style:rel-column-width="1735*"/>
    </style:style>
    <style:style style:name="Table1.A1" style:family="table-cell">
      <style:table-cell-properties style:vertical-align="middle" fo:padding="0.0194in" fo:border="none"/>
    </style:style>
    <style:style style:name="Table1.B2" style:family="table-cell">
      <style:table-cell-properties fo:padding="0.0194in" fo:border="none"/>
    </style:style>
    <style:style style:name="Table1.B3" style:family="table-cell">
      <style:table-cell-properties fo:padding="0.0194in" fo:border="none"/>
    </style:style>
    <style:style style:name="Table1.B4" style:family="table-cell">
      <style:table-cell-properties fo:padding="0.0194in" fo:border="none"/>
    </style:style>
    <style:style style:name="Table2" style:family="table">
      <style:table-properties style:width="6.925in" style:rel-width="100%" table:align="left"/>
    </style:style>
    <style:style style:name="Table2.A" style:family="table-column">
      <style:table-column-properties style:column-width="6.8181in" style:rel-column-width="64522*"/>
    </style:style>
    <style:style style:name="Table2.B" style:family="table-column">
      <style:table-column-properties style:column-width="0.1069in" style:rel-column-width="1013*"/>
    </style:style>
    <style:style style:name="Table2.A1" style:family="table-cell">
      <style:table-cell-properties style:vertical-align="middle" fo:padding="0.0194in" fo:border="none"/>
    </style:style>
    <style:style style:name="Table2.B2" style:family="table-cell">
      <style:table-cell-properties fo:padding="0.0194in" fo:border="none"/>
    </style:style>
    <style:style style:name="Table2.B3" style:family="table-cell">
      <style:table-cell-properties fo:padding="0.0194in" fo:border="none"/>
    </style:style>
    <style:style style:name="Table2.B4" style:family="table-cell">
      <style:table-cell-properties fo:padding="0.0194in" fo:border="none"/>
    </style:style>
    <style:style style:name="Table2.B5" style:family="table-cell">
      <style:table-cell-properties fo:padding="0.0194in" fo:border="none"/>
    </style:style>
    <style:style style:name="Table2.B6" style:family="table-cell">
      <style:table-cell-properties fo:padding="0.0194in" fo:border="none"/>
    </style:style>
    <style:style style:name="Table2.B7" style:family="table-cell">
      <style:table-cell-properties fo:padding="0.0194in" fo:border="none"/>
    </style:style>
    <style:style style:name="Table2.B8" style:family="table-cell">
      <style:table-cell-properties fo:padding="0.0194in" fo:border="none"/>
    </style:style>
    <style:style style:name="Table2.B9" style:family="table-cell">
      <style:table-cell-properties fo:padding="0.0194in" fo:border="none"/>
    </style:style>
    <style:style style:name="Table2.B10" style:family="table-cell">
      <style:table-cell-properties fo:padding="0.0194in" fo:border="none"/>
    </style:style>
    <style:style style:name="Table2.B11" style:family="table-cell">
      <style:table-cell-properties fo:padding="0.0194in" fo:border="none"/>
    </style:style>
    <style:style style:name="Table2.B12" style:family="table-cell">
      <style:table-cell-properties fo:padding="0.0194in"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1665in" fo:margin-right="0in" fo:margin-top="0.0417in" fo:margin-bottom="0in" fo:text-indent="0in" style:auto-text-indent="false"/>
    </style:style>
    <style:style style:name="P4" style:family="paragraph" style:parent-style-name="Table_20_Contents">
      <style:paragraph-properties fo:margin-left="0.1665in" fo:margin-right="0in" fo:margin-top="0.0417in" fo:margin-bottom="0in" fo:text-indent="0in" style:auto-text-indent="false"/>
      <style:text-properties fo:font-style="italic"/>
    </style:style>
    <style:style style:name="P5" style:family="paragraph" style:parent-style-name="Heading_20_3">
      <style:paragraph-properties fo:margin-top="0.0417in" fo:margin-bottom="0in"/>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 API</text:h>
      <table:table table:name="Table1" table:style-name="Table1">
        <table:table-column table:style-name="Table1.A"/>
        <table:table-column table:style-name="Table1.B"/>
        <table:table-row>
          <table:table-cell table:style-name="Table1.A1" table:number-columns-spanned="2" office:value-type="string">
            <text:h text:style-name="P5" text:outline-level="3">Packages</text:h>
          </table:table-cell>
          <table:covered-table-cell/>
        </table:table-row>
        <table:table-row>
          <table:table-cell table:style-name="Table1.A1" office:value-type="string">
            <text:p text:style-name="Table_20_Contents"><text:a xlink:type="simple" xlink:href="https://developers.google.com/protocol-buffers/docs/reference/cpp/index#google.protobuf"><text:span text:style-name="Source_20_Text">google::protobuf</text:span></text:a></text:p>
            <text:p text:style-name="P4">Core components of the Protocol Buffers runtime library. </text:p>
          </table:table-cell>
          <table:table-cell table:style-name="Table1.B4" office:value-type="string">
            <text:p text:style-name="P2"/>
          </table:table-cell>
        </table:table-row>
        <table:table-row>
          <table:table-cell table:style-name="Table1.A1" office:value-type="string">
            <text:p text:style-name="Table_20_Contents"><text:a xlink:type="simple" xlink:href="https://developers.google.com/protocol-buffers/docs/reference/cpp/index#google.protobuf.io"><text:span text:style-name="Source_20_Text">google::protobuf::io</text:span></text:a></text:p>
            <text:p text:style-name="P4">Auxiliary classes used for I/O. </text:p>
          </table:table-cell>
          <table:table-cell table:style-name="Table1.B4" office:value-type="string">
            <text:p text:style-name="P2"/>
          </table:table-cell>
        </table:table-row>
        <table:table-row>
          <table:table-cell table:style-name="Table1.A1" office:value-type="string">
            <text:p text:style-name="Table_20_Contents"><text:a xlink:type="simple" xlink:href="https://developers.google.com/protocol-buffers/docs/reference/cpp/index#google.protobuf.compiler"><text:span text:style-name="Source_20_Text">google::protobuf::compiler</text:span></text:a></text:p>
            <text:p text:style-name="P3"><text:a xlink:type="simple" xlink:href="https://developers.google.com/protocol-buffers/docs/reference/cpp/google.protobuf.repeated_field"><text:span text:style-name="T1">repeated_field.h</text:span></text:a><text:span text:style-name="T1"> </text:span></text:p>
          </table:table-cell>
          <table:table-cell table:style-name="Table1.B4" office:value-type="string">
            <text:p text:style-name="P2"/>
          </table:table-cell>
        </table:table-row>
      </table:table>
      <text:h text:style-name="Heading_20_2" text:outline-level="2"><text:bookmark text:name="google.protobuf"/>google::protobuf</text:h>
      <text:p text:style-name="Text_20_body">Core components of the Protocol Buffers runtime library. </text:p>
      <text:p text:style-name="Text_20_body">The files in this package represent the core of the Protocol Buffer system. All of them are part of the libprotobuf library.</text:p>
      <text:p text:style-name="Text_20_body">A note on thread-safety:</text:p>
      <text:p text:style-name="Text_20_body">Thread-safety in the Protocol Buffer library follows a simple rule: unless explicitly noted otherwise, it is always safe to use an object from multiple threads simultaneously as long as the object is declared const in all threads (or, it is only used in ways that would be allowed if it were declared const). However, if an object is accessed in one thread in a way that would not be allowed if it were const, then it is not safe to access that object in any other thread simultaneously.</text:p>
      <text:p text:style-name="Text_20_body">Put simply, read-only access to an object can happen in multiple threads simultaneously, but write access can only happen in a single thread at a time.</text:p>
      <text:p text:style-name="Text_20_body">The implementation does contain some "const" methods which actually modify the object behind the scenes -- e.g., to cache results -- but in these cases mutex locking is used to make the access thread-safe. </text:p>
      <table:table table:name="Table2" table:style-name="Table2">
        <table:table-column table:style-name="Table2.A"/>
        <table:table-column table:style-name="Table2.B"/>
        <table:table-row>
          <table:table-cell table:style-name="Table2.A1" table:number-columns-spanned="2" office:value-type="string">
            <text:h text:style-name="P5" text:outline-level="3">Files</text:h>
          </table:table-cell>
          <table:covered-table-cell/>
        </table:table-row>
        <table:table-row>
          <table:table-cell table:style-name="Table2.A1" office:value-type="string">
            <text:p text:style-name="Table_20_Contents"><text:a xlink:type="simple" xlink:href="https://developers.google.com/protocol-buffers/docs/reference/cpp/google.protobuf.descriptor"><text:span text:style-name="Source_20_Text">google/protobuf/descriptor.h</text:span></text:a></text:p>
            <text:p text:style-name="P4">This file contains classes which describe a type of protocol message. </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descriptor.pb"><text:span text:style-name="Source_20_Text">google/protobuf/descriptor.pb.h</text:span></text:a></text:p>
            <text:p text:style-name="P4">Protocol buffer representations of descriptors.</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descriptor_database"><text:span text:style-name="Source_20_Text">google/protobuf/descriptor_database.h</text:span></text:a></text:p>
            <text:p text:style-name="P4">Interface for manipulating databases of descriptors. </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dynamic_message"><text:span text:style-name="Source_20_Text">google/protobuf/dynamic_message.h</text:span></text:a></text:p>
            <text:p text:style-name="P3"><text:span text:style-name="T1">Defines an implementation of </text:span><text:a xlink:type="simple" xlink:href="https://developers.google.com/protocol-buffers/docs/reference/cpp/google.protobuf.message#Message"><text:span text:style-name="T1">Message</text:span></text:a><text:span text:style-name="T1"> which can emulate types which are not known at compile-time. </text:span></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message"><text:span text:style-name="Source_20_Text">google/protobuf/message.h</text:span></text:a></text:p>
            <text:p text:style-name="P3"><text:span text:style-name="T1">Defines </text:span><text:a xlink:type="simple" xlink:href="https://developers.google.com/protocol-buffers/docs/reference/cpp/google.protobuf.message#Message"><text:span text:style-name="T1">Message</text:span></text:a><text:span text:style-name="T1">, the abstract interface implemented by non-lite protocol message objects. </text:span></text:p>
          </table:table-cell>
          <table:table-cell table:style-name="Table2.B12" office:value-type="string">
            <text:p text:style-name="P2"/>
          </table:table-cell>
        </table:table-row>
        <text:soft-page-break/>
        <table:table-row>
          <table:table-cell table:style-name="Table2.A1" office:value-type="string">
            <text:p text:style-name="Table_20_Contents"><text:a xlink:type="simple" xlink:href="https://developers.google.com/protocol-buffers/docs/reference/cpp/google.protobuf.message_lite"><text:span text:style-name="Source_20_Text">google/protobuf/message_lite.h</text:span></text:a></text:p>
            <text:p text:style-name="P3"><text:span text:style-name="T1">Defines </text:span><text:a xlink:type="simple" xlink:href="https://developers.google.com/protocol-buffers/docs/reference/cpp/google.protobuf.message_lite#MessageLite"><text:span text:style-name="T1">MessageLite</text:span></text:a><text:span text:style-name="T1">, the abstract interface implemented by all (lite and non-lite) protocol message objects. </text:span></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repeated_field"><text:span text:style-name="Source_20_Text">google/protobuf/repeated_field.h</text:span></text:a></text:p>
            <text:p text:style-name="P3"><text:a xlink:type="simple" xlink:href="https://developers.google.com/protocol-buffers/docs/reference/cpp/google.protobuf.repeated_field#RepeatedField"><text:span text:style-name="T1">RepeatedField</text:span></text:a><text:span text:style-name="T1"> and </text:span><text:a xlink:type="simple" xlink:href="https://developers.google.com/protocol-buffers/docs/reference/cpp/google.protobuf.repeated_field#RepeatedPtrField"><text:span text:style-name="T1">RepeatedPtrField</text:span></text:a><text:span text:style-name="T1"> are used by generated protocol message classes to manipulate repeated fields. </text:span></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service"><text:span text:style-name="Source_20_Text">google/protobuf/service.h</text:span></text:a></text:p>
            <text:p text:style-name="P4">DEPRECATED: This module declares the abstract interfaces underlying proto2 RPC services. </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text_format"><text:span text:style-name="Source_20_Text">google/protobuf/text_format.h</text:span></text:a></text:p>
            <text:p text:style-name="P4">Utilities for printing and parsing protocol messages in a human-readable, text-based format. </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unknown_field_set"><text:span text:style-name="Source_20_Text">google/protobuf/unknown_field_set.h</text:span></text:a></text:p>
            <text:p text:style-name="P4">Contains classes used to keep track of unrecognized fields seen while parsing a protocol message. </text:p>
          </table:table-cell>
          <table:table-cell table:style-name="Table2.B12" office:value-type="string">
            <text:p text:style-name="P2"/>
          </table:table-cell>
        </table:table-row>
        <table:table-row>
          <table:table-cell table:style-name="Table2.A1" office:value-type="string">
            <text:p text:style-name="Table_20_Contents"><text:a xlink:type="simple" xlink:href="https://developers.google.com/protocol-buffers/docs/reference/cpp/google.protobuf.common"><text:span text:style-name="Source_20_Text">google/protobuf/stubs/common.h</text:span></text:a></text:p>
            <text:p text:style-name="P4">Contains basic types and utilities used by the rest of the library. </text:p>
          </table:table-cell>
          <table:table-cell table:style-name="Table2.B1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House</meta:initial-creator>
    <meta:creation-date>2013-03-29T13:11:10</meta:creation-date>
    <meta:document-statistic meta:table-count="2" meta:image-count="0" meta:object-count="0" meta:page-count="2" meta:paragraph-count="39" meta:word-count="342" meta:character-count="2517" meta:non-whitespace-character-count="2199"/>
    <dc:date>2013-03-29T13:14:22</dc:date>
    <dc:creator>Roger House</dc:creator>
    <meta:editing-duration>PT3M12S</meta:editing-duration>
    <meta:editing-cycles>1</meta:editing-cycles>
    <meta:generator>LibreOffice/3.4$Unix LibreOffice_project/340m1$Build-402</meta:generator>
  </office:meta>
</office:document-meta>
</file>